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400000064E7466115FDB7DE67.png" manifest:media-type="image/png"/>
  <manifest:file-entry manifest:full-path="Pictures/100000000000006400000064162041A8281F68FD.png" manifest:media-type="image/png"/>
  <manifest:file-entry manifest:full-path="Pictures/100000000000006400000064C85D5CEFF956CFE9.png" manifest:media-type="image/png"/>
  <manifest:file-entry manifest:full-path="Pictures/100000000000006400000064129857DBA7D27D87.png" manifest:media-type="image/png"/>
  <manifest:file-entry manifest:full-path="Pictures/1000000000000064000000645D00606213469038.png" manifest:media-type="image/png"/>
  <manifest:file-entry manifest:full-path="Pictures/1000000000000064000000645879E67B164CB07C.png" manifest:media-type="image/png"/>
  <manifest:file-entry manifest:full-path="Pictures/1000000000000064000000646D064592443F4E86.png" manifest:media-type="image/png"/>
  <manifest:file-entry manifest:full-path="Pictures/10000000000000640000006492239EB4DA45DCD9.png" manifest:media-type="image/png"/>
  <manifest:file-entry manifest:full-path="Pictures/100000000000006400000064100868320A48FDF8.png" manifest:media-type="image/png"/>
  <manifest:file-entry manifest:full-path="Pictures/1000000000000064000000643C11A8B4963F8E47.png" manifest:media-type="image/png"/>
  <manifest:file-entry manifest:full-path="Pictures/100000000000006400000064C968A6C504238082.png" manifest:media-type="image/png"/>
  <manifest:file-entry manifest:full-path="Pictures/100000000000006400000064A01D61F1CA8BF3FB.png" manifest:media-type="image/png"/>
  <manifest:file-entry manifest:full-path="Pictures/100000000000006400000064F5D14134D84D1A43.png" manifest:media-type="image/png"/>
  <manifest:file-entry manifest:full-path="Pictures/1000000000000064000000644FFB46305BE3B4D9.png" manifest:media-type="image/png"/>
  <manifest:file-entry manifest:full-path="Pictures/1000000000000064000000641B7068EF389BFE08.png" manifest:media-type="image/png"/>
  <manifest:file-entry manifest:full-path="Pictures/100000000000006400000064379D08F52D327133.png" manifest:media-type="image/png"/>
  <manifest:file-entry manifest:full-path="Pictures/1000000000000064000000642C84CA8F200C134C.png" manifest:media-type="image/png"/>
  <manifest:file-entry manifest:full-path="Pictures/1000000000000064000000640B704B3F2F8F3E61.png" manifest:media-type="image/png"/>
  <manifest:file-entry manifest:full-path="Pictures/1000000000000064000000645194DFB071832A24.png" manifest:media-type="image/png"/>
  <manifest:file-entry manifest:full-path="Pictures/100000000000006400000064DE4F04D6E607B4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x="0.192cm" svg:y="0.448cm" svg:width="1.499cm" svg:height="1.499cm" draw:z-index="0"><draw:image xlink:href="Pictures/1000000000000064000000643C11A8B4963F8E47.png" xlink:type="simple" xlink:show="embed" xlink:actuate="onLoad" loext:mime-type="image/png"/></draw:frame><draw:frame draw:style-name="fr1" draw:name="イメージ2" text:anchor-type="paragraph" svg:x="2.163cm" svg:y="0.524cm" svg:width="1.499cm" svg:height="1.499cm" draw:z-index="1"><draw:image xlink:href="Pictures/1000000000000064000000646D064592443F4E86.png" xlink:type="simple" xlink:show="embed" xlink:actuate="onLoad" loext:mime-type="image/png"/></draw:frame><draw:frame draw:style-name="fr1" draw:name="イメージ3" text:anchor-type="paragraph" svg:x="6.269cm" svg:y="0.45cm" svg:width="1.499cm" svg:height="1.499cm" draw:z-index="2"><draw:image xlink:href="Pictures/100000000000006400000064C968A6C504238082.png" xlink:type="simple" xlink:show="embed" xlink:actuate="onLoad" loext:mime-type="image/png"/></draw:frame><draw:frame draw:style-name="fr1" draw:name="イメージ4" text:anchor-type="paragraph" svg:x="8.2cm" svg:y="0.476cm" svg:width="1.499cm" svg:height="1.499cm" draw:z-index="3"><draw:image xlink:href="Pictures/10000000000000640000006492239EB4DA45DCD9.png" xlink:type="simple" xlink:show="embed" xlink:actuate="onLoad" loext:mime-type="image/png"/></draw:frame><draw:frame draw:style-name="fr1" draw:name="イメージ5" text:anchor-type="paragraph" svg:x="4.24cm" svg:y="0.69cm" svg:width="1.499cm" svg:height="1.499cm" draw:z-index="4"><draw:image xlink:href="Pictures/1000000000000064000000645879E67B164CB07C.png" xlink:type="simple" xlink:show="embed" xlink:actuate="onLoad" loext:mime-type="image/png"/></draw:frame><draw:frame draw:style-name="fr1" draw:name="イメージ6" text:anchor-type="paragraph" svg:x="10.488cm" svg:y="0.534cm" svg:width="1.499cm" svg:height="1.499cm" draw:z-index="5"><draw:image xlink:href="Pictures/100000000000006400000064129857DBA7D27D87.png" xlink:type="simple" xlink:show="embed" xlink:actuate="onLoad" loext:mime-type="image/png"/></draw:frame><draw:frame draw:style-name="fr1" draw:name="イメージ7" text:anchor-type="paragraph" svg:x="12.756cm" svg:y="0.527cm" svg:width="1.499cm" svg:height="1.499cm" draw:z-index="6"><draw:image xlink:href="Pictures/1000000000000064000000644FFB46305BE3B4D9.png" xlink:type="simple" xlink:show="embed" xlink:actuate="onLoad" loext:mime-type="image/png"/></draw:frame><draw:frame draw:style-name="fr1" draw:name="イメージ8" text:anchor-type="paragraph" svg:x="15cm" svg:y="0.767cm" svg:width="1.499cm" svg:height="1.499cm" draw:z-index="7"><draw:image xlink:href="Pictures/100000000000006400000064F5D14134D84D1A43.png" xlink:type="simple" xlink:show="embed" xlink:actuate="onLoad" loext:mime-type="image/png"/></draw:frame><draw:frame draw:style-name="fr1" draw:name="イメージ9" text:anchor-type="paragraph" svg:x="0.3cm" svg:y="2.78cm" svg:width="1.499cm" svg:height="1.499cm" draw:z-index="8"><draw:image xlink:href="Pictures/1000000000000064000000641B7068EF389BFE08.png" xlink:type="simple" xlink:show="embed" xlink:actuate="onLoad" loext:mime-type="image/png"/></draw:frame><draw:frame draw:style-name="fr1" draw:name="イメージ10" text:anchor-type="paragraph" svg:x="4.72cm" svg:y="2.94cm" svg:width="1.499cm" svg:height="1.499cm" draw:z-index="9"><draw:image xlink:href="Pictures/100000000000006400000064379D08F52D327133.png" xlink:type="simple" xlink:show="embed" xlink:actuate="onLoad" loext:mime-type="image/png"/></draw:frame><draw:frame draw:style-name="fr1" draw:name="イメージ11" text:anchor-type="paragraph" svg:x="2.522cm" svg:y="2.942cm" svg:width="1.499cm" svg:height="1.499cm" draw:z-index="10"><draw:image xlink:href="Pictures/1000000000000064000000640B704B3F2F8F3E61.png" xlink:type="simple" xlink:show="embed" xlink:actuate="onLoad" loext:mime-type="image/png"/></draw:frame><draw:frame draw:style-name="fr1" draw:name="イメージ12" text:anchor-type="paragraph" svg:x="6.488cm" svg:y="2.72cm" svg:width="1.499cm" svg:height="1.499cm" draw:z-index="11"><draw:image xlink:href="Pictures/1000000000000064000000645194DFB071832A24.png" xlink:type="simple" xlink:show="embed" xlink:actuate="onLoad" loext:mime-type="image/png"/></draw:frame><draw:frame draw:style-name="fr1" draw:name="イメージ13" text:anchor-type="paragraph" svg:x="8.497cm" svg:y="2.933cm" svg:width="1.499cm" svg:height="1.499cm" draw:z-index="12"><draw:image xlink:href="Pictures/100000000000006400000064DE4F04D6E607B4E7.png" xlink:type="simple" xlink:show="embed" xlink:actuate="onLoad" loext:mime-type="image/png"/></draw:frame><draw:frame draw:style-name="fr1" draw:name="イメージ14" text:anchor-type="paragraph" svg:x="12.792cm" svg:y="2.736cm" svg:width="1.499cm" svg:height="1.499cm" draw:z-index="13"><draw:image xlink:href="Pictures/100000000000006400000064A01D61F1CA8BF3FB.png" xlink:type="simple" xlink:show="embed" xlink:actuate="onLoad" loext:mime-type="image/png"/></draw:frame><draw:frame draw:style-name="fr1" draw:name="イメージ15" text:anchor-type="paragraph" svg:x="15.06cm" svg:y="2.96cm" svg:width="1.499cm" svg:height="1.499cm" draw:z-index="14"><draw:image xlink:href="Pictures/1000000000000064000000642C84CA8F200C134C.png" xlink:type="simple" xlink:show="embed" xlink:actuate="onLoad" loext:mime-type="image/png"/></draw:frame><draw:frame draw:style-name="fr1" draw:name="イメージ16" text:anchor-type="paragraph" svg:x="10.562cm" svg:y="2.808cm" svg:width="1.499cm" svg:height="1.499cm" draw:z-index="15"><draw:image xlink:href="Pictures/1000000000000064000000645D00606213469038.png" xlink:type="simple" xlink:show="embed" xlink:actuate="onLoad" loext:mime-type="image/png"/></draw:frame><draw:frame draw:style-name="fr1" draw:name="イメージ17" text:anchor-type="paragraph" svg:x="0.109cm" svg:y="5.05cm" svg:width="1.499cm" svg:height="1.499cm" draw:z-index="16"><draw:image xlink:href="Pictures/100000000000006400000064100868320A48FDF8.png" xlink:type="simple" xlink:show="embed" xlink:actuate="onLoad" loext:mime-type="image/png"/></draw:frame><draw:frame draw:style-name="fr1" draw:name="イメージ18" text:anchor-type="paragraph" svg:x="2.439cm" svg:y="4.817cm" svg:width="1.499cm" svg:height="1.499cm" draw:z-index="17"><draw:image xlink:href="Pictures/100000000000006400000064C85D5CEFF956CFE9.png" xlink:type="simple" xlink:show="embed" xlink:actuate="onLoad" loext:mime-type="image/png"/></draw:frame><draw:frame draw:style-name="fr1" draw:name="イメージ19" text:anchor-type="paragraph" svg:x="4.74cm" svg:y="4.821cm" svg:width="1.499cm" svg:height="1.499cm" draw:z-index="18"><draw:image xlink:href="Pictures/100000000000006400000064162041A8281F68FD.png" xlink:type="simple" xlink:show="embed" xlink:actuate="onLoad" loext:mime-type="image/png"/></draw:frame><draw:frame draw:style-name="fr1" draw:name="イメージ20" text:anchor-type="paragraph" svg:x="6.832cm" svg:y="4.785cm" svg:width="1.499cm" svg:height="1.499cm" draw:z-index="19"><draw:image xlink:href="Pictures/100000000000006400000064E7466115FDB7DE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6:01:06.546889153</meta:creation-date>
    <dc:date>2020-12-06T23:19:01.014339185</dc:date>
    <meta:editing-duration>PT7H5M13S</meta:editing-duration>
    <meta:editing-cycles>2</meta:editing-cycles>
    <meta:generator>LibreOffice/6.0.7.3$Linux_X86_64 LibreOffice_project/00m0$Build-3</meta:generator>
    <meta:document-statistic meta:table-count="0" meta:image-count="20" meta:object-count="0" meta:page-count="1" meta:paragraph-count="0" meta:word-count="0" meta:character-count="0" meta:non-whitespace-character-count="0"/>
  </office:meta>
</office:document-meta>
</file>